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17c" officeooo:paragraph-rsid="001cb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4 Members: Isaac Supeene, Braeden Soetaert</text:p>
      <text:p text:style-name="P1"/>
      <text:p text:style-name="P1">Besides our contracts we also have 4 test classes located in the test directory that exercise our classes. <text:s/>With test unit installed on the given computer these tests can be run to exercise our classes. The matrix_test and vector_test are mainly copied from the Matrix class' tests and slightly modified for our code. The tridiagonal_matrix_test is a heavily modified version of matrix test that only uses tridiagonal matrices. The matrix_builder_test is a test we made to test the functionality of our builders that work with our abstract bui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33:08.010992572</meta:creation-date>
    <meta:generator>LibreOffice/4.2.6.3$Linux_X86_64 LibreOffice_project/420m0$Build-3</meta:generator>
    <dc:date>2014-10-09T11:38:52.968968667</dc:date>
    <meta:editing-duration>P0D</meta:editing-duration>
    <meta:editing-cycles>1</meta:editing-cycles>
    <meta:document-statistic meta:table-count="0" meta:image-count="0" meta:object-count="0" meta:page-count="1" meta:paragraph-count="2" meta:word-count="95" meta:character-count="596" meta:non-whitespace-character-count="502"/>
  </office:meta>
</office:document-meta>
</file>